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39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6.39pt"/>
    </style:style>
    <style:style style:name="co6" style:family="table-column">
      <style:table-column-properties fo:break-before="auto" style:column-width="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61">
      <style:table-cell-properties fo:border-bottom="none" fo:border-left="none" fo:border-right="none" fo:border-top="0.06pt solid #000000"/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61">
      <style:table-cell-properties fo:border="none"/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ext-properties fo:color="#2300dc"/>
    </style:style>
    <style:style style:name="ce7" style:family="table-cell" style:parent-style-name="Default" style:data-style-name="N61">
      <style:text-properties fo:color="#2300d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61">
      <style:table-cell-properties fo:border-bottom="none" fo:border-left="none" fo:border-right="none" fo:border-top="0.06pt solid #000000"/>
      <style:text-properties fo:color="#2300dc"/>
    </style:style>
    <style:style style:name="ce10" style:family="table-cell" style:parent-style-name="Default" style:data-style-name="N61">
      <style:table-cell-properties fo:border="none"/>
      <style:text-properties fo:color="#2300d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Voltage rang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Desired resolution</text:p>
          </table:table-cell>
          <table:table-cell office:value-type="string" calcext:value-type="string">
            <text:p>Resultant peak</text:p>
          </table:table-cell>
          <table:table-cell office:value-type="string" calcext:value-type="string">
            <text:p>Resulting range</text:p>
          </table:table-cell>
          <table:table-cell office:value-type="string" calcext:value-type="string">
            <text:p>Required division</text:p>
          </table:table-cell>
          <table:table-cell office:value-type="string" calcext:value-type="string">
            <text:p>As a multiplication</text:p>
          </table:table-cell>
          <table:table-cell office:value-type="string" calcext:value-type="string">
            <text:p>Second resistor</text:p>
          </table:table-cell>
          <table:table-cell office:value-type="string" calcext:value-type="string">
            <text:p>Selected value</text:p>
          </table:table-cell>
          <table:table-cell office:value-type="string" calcext:value-type="string">
            <text:p>Actual division</text:p>
          </table:table-cell>
          <table:table-cell office:value-type="string" calcext:value-type="string">
            <text:p>Actual peak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Actual resolution</text:p>
          </table:table-cell>
          <table:table-cell office:value-type="string" calcext:value-type="string">
            <text:p>Percentage deviation from desired</text:p>
          </table:table-cell>
          <table:table-cell table:style-name="ce11" office:value-type="string" calcext:value-type="string" table:number-columns-spanned="6" table:number-rows-spanned="1">
            <text:p>Comments</text:p>
          </table:table-cell>
          <table:covered-table-cell table:number-columns-repeated="5"/>
        </table:table-row>
        <table:table-row table:style-name="ro1">
          <table:table-cell table:style-name="ce1" office:value-type="float" office:value="0.15" calcext:value-type="float">
            <text:p>1.50E-01</text:p>
          </table:table-cell>
          <table:table-cell table:formula="of:=[.A2]*[.$B$16]" office:value-type="float" office:value="600" calcext:value-type="float">
            <text:p>600</text:p>
          </table:table-cell>
          <table:table-cell table:formula="of:=[.B2]/SQRT(2)" office:value-type="float" office:value="424.264068711929" calcext:value-type="float">
            <text:p>424.2640687119</text:p>
          </table:table-cell>
          <table:table-cell table:formula="of:=[.B2]/([.$B$14]/2^[.$B$15]*[.$B$16])" office:value-type="float" office:value="409.6" calcext:value-type="float">
            <text:p>409.6</text:p>
          </table:table-cell>
          <table:table-cell table:formula="of:=1/[.D2]" office:value-type="float" office:value="0.00244140625" calcext:value-type="float">
            <text:p>0.0024414063</text:p>
          </table:table-cell>
          <table:table-cell table:formula="of:=IF([.D2]&gt;1;[.$B$17]/([.D2]-1);[.$B$18]/([.E2]-1))" office:value-type="float" office:value="24473.8130200685" calcext:value-type="float">
            <text:p>24473.8130200685</text:p>
          </table:table-cell>
          <table:table-cell table:style-name="ce7" office:value-type="float" office:value="24000" calcext:value-type="float">
            <text:p>2.40E+04</text:p>
          </table:table-cell>
          <table:table-cell table:formula="of:=IF([.D2]&gt;1;([.$B$17]+[.G2])/[.G2];1/([.$B$18]/[.G2]+1))" office:value-type="float" office:value="417.666666666667" calcext:value-type="float">
            <text:p>417.6666666667</text:p>
          </table:table-cell>
          <table:table-cell table:formula="of:=[.H2]*([.$B$14]/2^[.$B$15]*[.$B$16])" office:value-type="float" office:value="611.81640625" calcext:value-type="float">
            <text:p>611.81640625</text:p>
          </table:table-cell>
          <table:table-cell table:formula="of:=[.I2]/SQRT(2)" office:value-type="float" office:value="432.619529700559" calcext:value-type="float">
            <text:p>432.6195297006</text:p>
          </table:table-cell>
          <table:table-cell table:formula="of:=[.I2]/[.$B$16]" office:value-type="float" office:value="0.1529541015625" calcext:value-type="float">
            <text:p>0.1529541016</text:p>
          </table:table-cell>
          <table:table-cell table:formula="of:=[.K2]/[.A2]*100-100" office:value-type="float" office:value="1.96940104166667" calcext:value-type="float">
            <text:p>1.9694010417</text:p>
          </table:table-cell>
          <table:table-cell table:style-name="ce12" office:value-type="string" calcext:value-type="string" table:number-columns-spanned="6" table:number-rows-spanned="3">
            <text:p>These may seem high compared to my accuracy goals, but they don’t relate because these are basically the amount of rounding error between the calculated value and displayed value.</text:p>
          </table:table-cell>
          <table:covered-table-cell table:number-columns-repeated="5"/>
        </table:table-row>
        <table:table-row table:style-name="ro1">
          <table:table-cell table:style-name="ce1" office:value-type="float" office:value="0.01" calcext:value-type="float">
            <text:p>1.00E-02</text:p>
          </table:table-cell>
          <table:table-cell table:formula="of:=[.A3]*[.$B$16]" office:value-type="float" office:value="40" calcext:value-type="float">
            <text:p>40</text:p>
          </table:table-cell>
          <table:table-cell table:formula="of:=[.B3]/SQRT(2)" office:value-type="float" office:value="28.2842712474619" calcext:value-type="float">
            <text:p>28.2842712475</text:p>
          </table:table-cell>
          <table:table-cell table:formula="of:=[.B3]/([.$B$14]/2^[.$B$15]*[.$B$16])" office:value-type="float" office:value="27.3066666666667" calcext:value-type="float">
            <text:p>27.3066666667</text:p>
          </table:table-cell>
          <table:table-cell table:formula="of:=1/[.D3]" office:value-type="float" office:value="0.03662109375" calcext:value-type="float">
            <text:p>0.0366210938</text:p>
          </table:table-cell>
          <table:table-cell table:formula="of:=IF([.D3]&gt;1;[.$B$17]/([.D3]-1);[.$B$18]/([.E3]-1))" office:value-type="float" office:value="380131.779016726" calcext:value-type="float">
            <text:p>380131.779016726</text:p>
          </table:table-cell>
          <table:table-cell table:style-name="ce7" office:value-type="float" office:value="390000" calcext:value-type="float">
            <text:p>3.90E+05</text:p>
          </table:table-cell>
          <table:table-cell table:formula="of:=IF([.D3]&gt;1;([.$B$17]+[.G3])/[.G3];1/([.$B$18]/[.G3]+1))" office:value-type="float" office:value="26.6410256410256" calcext:value-type="float">
            <text:p>26.641025641</text:p>
          </table:table-cell>
          <table:table-cell table:formula="of:=[.H3]*([.$B$14]/2^[.$B$15]*[.$B$16])" office:value-type="float" office:value="39.0249399038462" calcext:value-type="float">
            <text:p>39.0249399038</text:p>
          </table:table-cell>
          <table:table-cell table:formula="of:=[.I3]/SQRT(2)" office:value-type="float" office:value="27.5947996414071" calcext:value-type="float">
            <text:p>27.5947996414</text:p>
          </table:table-cell>
          <table:table-cell table:formula="of:=[.I3]/[.$B$16]" office:value-type="float" office:value="0.00975623497596154" calcext:value-type="float">
            <text:p>0.009756235</text:p>
          </table:table-cell>
          <table:table-cell table:formula="of:=[.K3]/[.A3]*100-100" office:value-type="float" office:value="-2.43765024038463" calcext:value-type="float">
            <text:p>-2.4376502404</text:p>
          </table:table-cell>
          <table:covered-table-cell table:number-columns-repeated="6"/>
        </table:table-row>
        <table:table-row table:style-name="ro1">
          <table:table-cell table:style-name="ce1" office:value-type="float" office:value="0.001" calcext:value-type="float">
            <text:p>1.00E-03</text:p>
          </table:table-cell>
          <table:table-cell table:formula="of:=[.A4]*[.$B$16]" office:value-type="float" office:value="4" calcext:value-type="float">
            <text:p>4</text:p>
          </table:table-cell>
          <table:table-cell table:formula="of:=[.B4]/SQRT(2)" office:value-type="float" office:value="2.82842712474619" calcext:value-type="float">
            <text:p>2.8284271247</text:p>
          </table:table-cell>
          <table:table-cell table:formula="of:=[.B4]/([.$B$14]/2^[.$B$15]*[.$B$16])" office:value-type="float" office:value="2.73066666666667" calcext:value-type="float">
            <text:p>2.7306666667</text:p>
          </table:table-cell>
          <table:table-cell table:formula="of:=1/[.D4]" office:value-type="float" office:value="0.3662109375" calcext:value-type="float">
            <text:p>0.3662109375</text:p>
          </table:table-cell>
          <table:table-cell table:formula="of:=IF([.D4]&gt;1;[.$B$17]/([.D4]-1);[.$B$18]/([.E4]-1))" office:value-type="float" office:value="5778120.18489985" calcext:value-type="float">
            <text:p>5778120.18489985</text:p>
          </table:table-cell>
          <table:table-cell table:style-name="ce7" office:value-type="float" office:value="5820000" calcext:value-type="float">
            <text:p>5.82E+06</text:p>
          </table:table-cell>
          <table:table-cell table:formula="of:=IF([.D4]&gt;1;([.$B$17]+[.G4])/[.G4];1/([.$B$18]/[.G4]+1))" office:value-type="float" office:value="2.71821305841924" calcext:value-type="float">
            <text:p>2.7182130584</text:p>
          </table:table-cell>
          <table:table-cell table:formula="of:=[.H4]*([.$B$14]/2^[.$B$15]*[.$B$16])" office:value-type="float" office:value="3.98175740979381" calcext:value-type="float">
            <text:p>3.9817574098</text:p>
          </table:table-cell>
          <table:table-cell table:formula="of:=[.I4]/SQRT(2)" office:value-type="float" office:value="2.81552766550499" calcext:value-type="float">
            <text:p>2.8155276655</text:p>
          </table:table-cell>
          <table:table-cell table:formula="of:=[.I4]/[.$B$16]" office:value-type="float" office:value="0.000995439352448454" calcext:value-type="float">
            <text:p>0.0009954394</text:p>
          </table:table-cell>
          <table:table-cell table:formula="of:=[.K4]/[.A4]*100-100" office:value-type="float" office:value="-0.456064755154657" calcext:value-type="float">
            <text:p>-0.4560647552</text:p>
          </table:table-cell>
          <table:covered-table-cell table:number-columns-repeated="6"/>
        </table:table-row>
        <table:table-row table:style-name="ro1">
          <table:table-cell table:style-name="ce2" office:value-type="float" office:value="0.0001" calcext:value-type="float">
            <text:p>1.00E-04</text:p>
          </table:table-cell>
          <table:table-cell table:style-name="ce5" table:formula="of:=[.A5]*[.$B$16]" office:value-type="float" office:value="0.4" calcext:value-type="float">
            <text:p>0.4</text:p>
          </table:table-cell>
          <table:table-cell table:style-name="ce5" table:formula="of:=[.B5]/SQRT(2)" office:value-type="float" office:value="0.282842712474619" calcext:value-type="float">
            <text:p>0.2828427125</text:p>
          </table:table-cell>
          <table:table-cell table:style-name="ce5" table:formula="of:=[.B5]/([.$B$14]/2^[.$B$15]*[.$B$16])" office:value-type="float" office:value="0.273066666666667" calcext:value-type="float">
            <text:p>0.2730666667</text:p>
          </table:table-cell>
          <table:table-cell table:style-name="ce5" table:formula="of:=1/[.D5]" office:value-type="float" office:value="3.662109375" calcext:value-type="float">
            <text:p>3.662109375</text:p>
          </table:table-cell>
          <table:table-cell table:style-name="ce5" table:formula="of:=IF([.D5]&gt;1;[.$B$17]/([.D5]-1);[.$B$18]/([.E5]-1))" office:value-type="float" office:value="37564.1966250917" calcext:value-type="float">
            <text:p>37564.1966250917</text:p>
          </table:table-cell>
          <table:table-cell table:style-name="ce9" office:value-type="float" office:value="36000" calcext:value-type="float">
            <text:p>3.60E+04</text:p>
          </table:table-cell>
          <table:table-cell table:style-name="ce5" table:formula="of:=IF([.D5]&gt;1;([.$B$17]+[.G5])/[.G5];1/([.$B$18]/[.G5]+1))" office:value-type="float" office:value="0.264705882352941" calcext:value-type="float">
            <text:p>0.2647058824</text:p>
          </table:table-cell>
          <table:table-cell table:style-name="ce5" table:formula="of:=[.H5]*([.$B$14]/2^[.$B$15]*[.$B$16])" office:value-type="float" office:value="0.387752757352941" calcext:value-type="float">
            <text:p>0.3877527574</text:p>
          </table:table-cell>
          <table:table-cell table:style-name="ce5" table:formula="of:=[.I5]/SQRT(2)" office:value-type="float" office:value="0.274182604148047" calcext:value-type="float">
            <text:p>0.2741826041</text:p>
          </table:table-cell>
          <table:table-cell table:style-name="ce5" table:formula="of:=[.I5]/[.$B$16]" office:value-type="float" office:value="0.0000969381893382353" calcext:value-type="float">
            <text:p>9.69381893382353E-05</text:p>
          </table:table-cell>
          <table:table-cell table:style-name="ce5" table:formula="of:=[.K5]/[.A5]*100-100" office:value-type="float" office:value="-3.06181066176472" calcext:value-type="float">
            <text:p>-3.0618106618</text:p>
          </table:table-cell>
          <table:table-cell table:style-name="ce13" office:value-type="string" calcext:value-type="string" table:number-columns-spanned="6" table:number-rows-spanned="3">
            <text:p>These ranges are achieved with amplification of the signal rather than attenuation. Also used for current ranges.</text:p>
          </table:table-cell>
          <table:covered-table-cell table:number-columns-repeated="5" table:style-name="ce5"/>
        </table:table-row>
        <table:table-row table:style-name="ro1">
          <table:table-cell table:style-name="ce3" office:value-type="float" office:value="0.00001" calcext:value-type="float">
            <text:p>1.00E-05</text:p>
          </table:table-cell>
          <table:table-cell table:formula="of:=[.A6]*[.$B$16]" office:value-type="float" office:value="0.04" calcext:value-type="float">
            <text:p>0.04</text:p>
          </table:table-cell>
          <table:table-cell table:style-name="ce8" table:formula="of:=[.B6]/SQRT(2)" office:value-type="float" office:value="0.0282842712474619" calcext:value-type="float">
            <text:p>0.0282842712</text:p>
          </table:table-cell>
          <table:table-cell table:formula="of:=[.B6]/([.$B$14]/2^[.$B$15]*[.$B$16])" office:value-type="float" office:value="0.0273066666666667" calcext:value-type="float">
            <text:p>0.0273066667</text:p>
          </table:table-cell>
          <table:table-cell table:style-name="ce8" table:formula="of:=1/[.D6]" office:value-type="float" office:value="36.62109375" calcext:value-type="float">
            <text:p>36.62109375</text:p>
          </table:table-cell>
          <table:table-cell table:formula="of:=IF([.D6]&gt;1;[.$B$17]/([.D6]-1);[.$B$18]/([.E6]-1))" office:value-type="float" office:value="2807.32536462331" calcext:value-type="float">
            <text:p>2807.3253646233</text:p>
          </table:table-cell>
          <table:table-cell table:style-name="ce10" office:value-type="float" office:value="2800" calcext:value-type="float">
            <text:p>2.80E+03</text:p>
          </table:table-cell>
          <table:table-cell table:formula="of:=IF([.D6]&gt;1;([.$B$17]+[.G6])/[.G6];1/([.$B$18]/[.G6]+1))" office:value-type="float" office:value="0.0272373540856031" calcext:value-type="float">
            <text:p>0.0272373541</text:p>
          </table:table-cell>
          <table:table-cell table:formula="of:=[.H6]*([.$B$14]/2^[.$B$15]*[.$B$16])" office:value-type="float" office:value="0.0398984678988327" calcext:value-type="float">
            <text:p>0.0398984679</text:p>
          </table:table-cell>
          <table:table-cell table:style-name="ce8" table:formula="of:=[.I6]/SQRT(2)" office:value-type="float" office:value="0.0282124772102184" calcext:value-type="float">
            <text:p>0.0282124772</text:p>
          </table:table-cell>
          <table:table-cell table:formula="of:=[.I6]/[.$B$16]" office:value-type="float" office:value="0.00000997461697470817" calcext:value-type="float">
            <text:p>9.97461697470817E-06</text:p>
          </table:table-cell>
          <table:table-cell table:style-name="ce8" table:formula="of:=[.K6]/[.A6]*100-100" office:value-type="float" office:value="-0.253830252918277" calcext:value-type="float">
            <text:p>-0.2538302529</text:p>
          </table:table-cell>
          <table:covered-table-cell table:style-name="ce14"/>
          <table:covered-table-cell table:number-columns-repeated="5" table:style-name="ce5"/>
        </table:table-row>
        <table:table-row table:style-name="ro1">
          <table:table-cell table:style-name="ce3" office:value-type="float" office:value="0.000001" calcext:value-type="float">
            <text:p>1.00E-06</text:p>
          </table:table-cell>
          <table:table-cell table:formula="of:=[.A7]*[.$B$16]" office:value-type="float" office:value="0.004" calcext:value-type="float">
            <text:p>0.004</text:p>
          </table:table-cell>
          <table:table-cell table:style-name="ce8" table:formula="of:=[.B7]/SQRT(2)" office:value-type="float" office:value="0.00282842712474619" calcext:value-type="float">
            <text:p>0.0028284271</text:p>
          </table:table-cell>
          <table:table-cell table:formula="of:=[.B7]/([.$B$14]/2^[.$B$15]*[.$B$16])" office:value-type="float" office:value="0.00273066666666667" calcext:value-type="float">
            <text:p>0.0027306667</text:p>
          </table:table-cell>
          <table:table-cell table:style-name="ce8" table:formula="of:=1/[.D7]" office:value-type="float" office:value="366.2109375" calcext:value-type="float">
            <text:p>366.2109375</text:p>
          </table:table-cell>
          <table:table-cell table:formula="of:=IF([.D7]&gt;1;[.$B$17]/([.D7]-1);[.$B$18]/([.E7]-1))" office:value-type="float" office:value="273.814362418979" calcext:value-type="float">
            <text:p>273.814362419</text:p>
          </table:table-cell>
          <table:table-cell table:style-name="ce10" office:value-type="float" office:value="270" calcext:value-type="float">
            <text:p>2.70E+02</text:p>
          </table:table-cell>
          <table:table-cell table:formula="of:=IF([.D7]&gt;1;([.$B$17]+[.G7])/[.G7];1/([.$B$18]/[.G7]+1))" office:value-type="float" office:value="0.002692729629999" calcext:value-type="float">
            <text:p>0.0026927296</text:p>
          </table:table-cell>
          <table:table-cell table:formula="of:=[.H7]*([.$B$14]/2^[.$B$15]*[.$B$16])" office:value-type="float" office:value="0.00394442816894385" calcext:value-type="float">
            <text:p>0.0039444282</text:p>
          </table:table-cell>
          <table:table-cell table:style-name="ce8" table:formula="of:=[.I7]/SQRT(2)" office:value-type="float" office:value="0.00278913190616343" calcext:value-type="float">
            <text:p>0.0027891319</text:p>
          </table:table-cell>
          <table:table-cell table:formula="of:=[.I7]/[.$B$16]" office:value-type="float" office:value="0.000000986107042235963" calcext:value-type="float">
            <text:p>9.86107042235963E-07</text:p>
          </table:table-cell>
          <table:table-cell table:style-name="ce8" table:formula="of:=[.K7]/[.A7]*100-100" office:value-type="float" office:value="-1.3892957764037" calcext:value-type="float">
            <text:p>-1.3892957764</text:p>
          </table:table-cell>
          <table:covered-table-cell table:number-columns-repeated="6" table:style-name="ce15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16"/>
          <table:table-cell table:number-columns-repeated="5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Reference voltag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bits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 count</text:p>
          </table:table-cell>
          <table:table-cell table:formula="of:=FLOOR(2^([.B15]-1);10^(FLOOR(LOG(2^([.B15]-1)))))"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divider</text:p>
          </table:table-cell>
          <table:table-cell table:style-name="ce7" office:value-type="float" office:value="10000000" calcext:value-type="float">
            <text:p>1.00E+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amplifier</text:p>
          </table:table-cell>
          <table:table-cell table:style-name="ce7" office:value-type="float" office:value="100000" calcext:value-type="float">
            <text:p>1.00E+05</text:p>
          </table:table-cell>
          <table:table-cell table:number-columns-repeated="16"/>
        </table:table-row>
      </table:table>
      <table:table table:name="Resistance current ranges" table:style-name="ta1">
        <table:table-column table:style-name="co1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sired resolution</text:p>
          </table:table-cell>
          <table:table-cell office:value-type="string" calcext:value-type="string">
            <text:p>Resultant peak V</text:p>
          </table:table-cell>
          <table:table-cell office:value-type="string" calcext:value-type="string">
            <text:p>Resulting I range</text:p>
          </table:table-cell>
          <table:table-cell office:value-type="string" calcext:value-type="string">
            <text:p>Required division</text:p>
          </table:table-cell>
          <table:table-cell office:value-type="string" calcext:value-type="string">
            <text:p>As a multiplication</text:p>
          </table:table-cell>
          <table:table-cell office:value-type="string" calcext:value-type="string">
            <text:p>Second resistor</text:p>
          </table:table-cell>
          <table:table-cell office:value-type="string" calcext:value-type="string">
            <text:p>Selected value</text:p>
          </table:table-cell>
          <table:table-cell office:value-type="string" calcext:value-type="string">
            <text:p>Actual division</text:p>
          </table:table-cell>
          <table:table-cell office:value-type="string" calcext:value-type="string">
            <text:p>Actual peak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Actual resolution</text:p>
          </table:table-cell>
          <table:table-cell office:value-type="string" calcext:value-type="string">
            <text:p>Percentage deviation from desired</text:p>
          </table:table-cell>
          <table:table-cell table:style-name="ce11" office:value-type="string" calcext:value-type="string" table:number-columns-spanned="6" table:number-rows-spanned="1">
            <text:p>Comments</text:p>
          </table:table-cell>
          <table:covered-table-cell table:number-columns-repeated="5"/>
        </table:table-row>
        <table:table-row table:style-name="ro1">
          <table:table-cell table:style-name="ce7" office:value-type="float" office:value="0.00005" calcext:value-type="float">
            <text:p>5.00E-05</text:p>
          </table:table-cell>
          <table:table-cell table:formula="of:=[.A2]*[.$B$10]" office:value-type="float" office:value="0.2" calcext:value-type="float">
            <text:p>0.2</text:p>
          </table:table-cell>
          <table:table-cell table:formula="of:=[.B2]/[.$B$11]" office:value-type="float" office:value="0.002" calcext:value-type="float">
            <text:p>0.002</text:p>
          </table:table-cell>
          <table:table-cell table:formula="of:=[.B2]/([.$B$8]/2^[.$B$9]*[.$B$10])" office:value-type="float" office:value="0.136533333333333" calcext:value-type="float">
            <text:p>0.1365333333</text:p>
          </table:table-cell>
          <table:table-cell table:formula="of:=1/[.D2]" office:value-type="float" office:value="7.32421875" calcext:value-type="float">
            <text:p>7.32421875</text:p>
          </table:table-cell>
          <table:table-cell table:formula="of:=[.$B$12]/([.E2]-1)" office:value-type="float" office:value="15812.2297714639" calcext:value-type="float">
            <text:p>15812.2297714639</text:p>
          </table:table-cell>
          <table:table-cell table:style-name="ce7" office:value-type="float" office:value="15800" calcext:value-type="float">
            <text:p>1.58E+04</text:p>
          </table:table-cell>
          <table:table-cell table:formula="of:=1/([.$B$12]/[.G2]+1)" office:value-type="float" office:value="0.136442141623489" calcext:value-type="float">
            <text:p>0.1364421416</text:p>
          </table:table-cell>
          <table:table-cell table:formula="of:=[.H2]*([.$B$8]/2^[.$B$9]*[.$B$10])" office:value-type="float" office:value="0.199866418393782" calcext:value-type="float">
            <text:p>0.1998664184</text:p>
          </table:table-cell>
          <table:table-cell table:formula="of:=[.I2]/SQRT(2)" office:value-type="float" office:value="0.141326899777711" calcext:value-type="float">
            <text:p>0.1413268998</text:p>
          </table:table-cell>
          <table:table-cell table:formula="of:=[.I2]/[.$B$10]" office:value-type="float" office:value="0.0000499666045984456" calcext:value-type="float">
            <text:p>4.99666045984456E-05</text:p>
          </table:table-cell>
          <table:table-cell table:formula="of:=[.K2]/[.A2]*100-100" office:value-type="float" office:value="-0.0667908031088018" calcext:value-type="float">
            <text:p>-0.0667908031</text:p>
          </table:table-cell>
          <table:table-cell table:style-name="ce16" office:value-type="string" calcext:value-type="string" table:number-columns-spanned="6" table:number-rows-spanned="2">
            <text:p>These ranges are for measuring small currents for resistance calculations.</text:p>
          </table:table-cell>
          <table:covered-table-cell table:number-columns-repeated="5"/>
        </table:table-row>
        <table:table-row table:style-name="ro1">
          <table:table-cell table:style-name="ce7" office:value-type="float" office:value="0.000005" calcext:value-type="float">
            <text:p>5.00E-06</text:p>
          </table:table-cell>
          <table:table-cell table:formula="of:=[.A3]*[.$B$10]" office:value-type="float" office:value="0.02" calcext:value-type="float">
            <text:p>0.02</text:p>
          </table:table-cell>
          <table:table-cell table:formula="of:=[.B3]/[.$B$11]" office:value-type="float" office:value="0.0002" calcext:value-type="float">
            <text:p>0.0002</text:p>
          </table:table-cell>
          <table:table-cell table:formula="of:=[.B3]/([.$B$8]/2^[.$B$9]*[.$B$10])" office:value-type="float" office:value="0.0136533333333333" calcext:value-type="float">
            <text:p>0.0136533333</text:p>
          </table:table-cell>
          <table:table-cell table:formula="of:=1/[.D3]" office:value-type="float" office:value="73.2421875" calcext:value-type="float">
            <text:p>73.2421875</text:p>
          </table:table-cell>
          <table:table-cell table:formula="of:=[.$B$12]/([.E3]-1)" office:value-type="float" office:value="1384.23272412674" calcext:value-type="float">
            <text:p>1384.2327241268</text:p>
          </table:table-cell>
          <table:table-cell table:style-name="ce7" office:value-type="float" office:value="1370" calcext:value-type="float">
            <text:p>1.37E+03</text:p>
          </table:table-cell>
          <table:table-cell table:formula="of:=1/([.$B$12]/[.G3]+1)" office:value-type="float" office:value="0.0135148466015586" calcext:value-type="float">
            <text:p>0.0135148466</text:p>
          </table:table-cell>
          <table:table-cell table:formula="of:=[.H3]*([.$B$8]/2^[.$B$9]*[.$B$10])" office:value-type="float" office:value="0.0197971385765019" calcext:value-type="float">
            <text:p>0.0197971386</text:p>
          </table:table-cell>
          <table:table-cell table:formula="of:=[.I3]/SQRT(2)" office:value-type="float" office:value="0.0139986909355343" calcext:value-type="float">
            <text:p>0.0139986909</text:p>
          </table:table-cell>
          <table:table-cell table:formula="of:=[.I3]/[.$B$10]" office:value-type="float" office:value="0.00000494928464412548" calcext:value-type="float">
            <text:p>4.94928464412548E-06</text:p>
          </table:table-cell>
          <table:table-cell table:formula="of:=[.K3]/[.A3]*100-100" office:value-type="float" office:value="-1.01430711749036" calcext:value-type="float">
            <text:p>-1.0143071175</text:p>
          </table:table-cell>
          <table:covered-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Reference voltag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bits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 count</text:p>
          </table:table-cell>
          <table:table-cell table:formula="of:=FLOOR(2^([.B9]-1);10^(FLOOR(LOG(2^([.B9]-1)))))"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unt resistanc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amplifier</text:p>
          </table:table-cell>
          <table:table-cell table:style-name="ce7" office:value-type="float" office:value="100000" calcext:value-type="float">
            <text:p>1.00E+0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Z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8:23:21.011933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02:46.579805215</meta:creation-date>
    <dc:date>2016-06-08T20:23:54.763719669</dc:date>
    <meta:editing-duration>PT15H34M48S</meta:editing-duration>
    <meta:editing-cycles>23</meta:editing-cycles>
    <meta:generator>LibreOffice/5.1.3.1$Linux_X86_64 LibreOffice_project/10m0$Build-1</meta:generator>
    <meta:document-statistic meta:table-count="2" meta:cell-count="145" meta:object-count="0"/>
  </office:meta>
</office:document-meta>
</file>